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l" fo:country="PL"/>
    </style:style>
    <style:style style:name="P2" style:parent-style-name="Normal" style:family="paragraph">
      <style:text-properties fo:language="pl" fo:country="PL"/>
    </style:style>
    <style:style style:name="P3" style:parent-style-name="Normal" style:family="paragraph">
      <style:text-properties fo:language="pl" fo:country="PL"/>
    </style:style>
    <style:style style:name="P4" style:parent-style-name="Normal" style:family="paragraph">
      <style:text-properties fo:language="pl" fo:country="PL"/>
    </style:style>
    <style:style style:name="P5" style:parent-style-name="Normal" style:family="paragraph">
      <style:text-properties fo:language="pl" fo:country="PL"/>
    </style:style>
    <style:style style:name="P6" style:parent-style-name="Normal" style:family="paragraph">
      <style:text-properties fo:language="pl" fo:country="PL"/>
    </style:style>
    <style:style style:name="P7" style:parent-style-name="Normal" style:family="paragraph">
      <style:text-properties fo:language="pl" fo:country="PL"/>
    </style:style>
    <style:style style:name="P8" style:parent-style-name="Normal" style:family="paragraph">
      <style:text-properties fo:language="pl" fo:country="PL"/>
    </style:style>
  </office:automatic-styles>
  <office:body>
    <office:text text:use-soft-page-breaks="true">
      <text:p text:style-name="P1">Laboratorium 2 – znajdowanie otoczki wypukłej w zbiorze punktów 2D</text:p>
      <text:p text:style-name="P2">W pliku lab2.ipynb znajdują się rozwiązania wszystkich zadań z laboratorium 2.</text:p>
      <text:p text:style-name="P3">Zaprezentowane zostało w nim działanie algorytmów Grahama i Jarvisa dla szczególnych zbiorów punktów<text:s/>z możliwością zapisania efektów działania programu do pliku oraz zmierzenia czasu wykonywania się programu.<text:s/></text:p>
      <text:p text:style-name="P4">Zbiory te zostały wybrane ze względu na możliwość<text:s/>sprawienia wyjątkowych problemów przy przyporządkowywaniu punktów - na prostokącie mamy wiele punktów leżących na 1 prostej, na kole wszystkie punkty powinny zostać zakwalifikowane do otoczki, a w zbiorze z przekątnymi i 2 bokami mamy wiele punktów tworzących ten sam kąt z osią OX i punktem najniższym. Wybranie tych wzorów pozwoliło mi skorygować niepoprawne działanie algorytmu, które nie było widoczne w przypadku zbioru z losową chmurą punktów.</text:p>
      <text:p text:style-name="P5">Z prezentacji działania obu algorytmów szukania otoczki (Grahama i Jarvisa) dla różnych zbiorów punktów można zaobserwować różnicę w przyporządkowaniu niektórych punktów do otoczki. W obu algorytmach nie wszystkie punkty zostały poprawnie przyporządkowane do otoczki/wnętrza. Błędy te zostały spowodowane ograniczoną precyzją obliczania wyznacznika przy porównywaniu punktów. Ilość błędów jest zależna od dobranej w obliczeniach dokładności epsilon oraz od wyboru algorytmu - algorytm Jarvisa zdecydowanie trafniej wybiera punkty mające należeć do otoczki.</text:p>
      <text:p text:style-name="P6">Z zestawienia pokazującego czasy wykonywania się programu dla różnych zbiorów widać jednak przewagę algorytmu Grahama<text:s/>(w przypadku zbioru 900 punktów Graham wykonuje się o rząd wielkości szybciej).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gnieszka Dutka</meta:initial-creator>
    <dc:creator>Agnieszka Dutka</dc:creator>
    <meta:creation-date>2019-11-09T14:08:00Z</meta:creation-date>
    <dc:date>2019-11-10T16:37:00Z</dc:date>
    <meta:template xlink:href="Normal" xlink:type="simple"/>
    <meta:editing-cycles>4</meta:editing-cycles>
    <meta:editing-duration>PT3840S</meta:editing-duration>
    <meta:document-statistic meta:page-count="1" meta:paragraph-count="3" meta:word-count="240" meta:character-count="1610" meta:row-count="11" meta:non-whitespace-character-count="1373"/>
  </office:meta>
</office:document-meta>
</file>